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9cm"/>
      <style:paragraph-properties style:writing-mode="lr-tb"/>
    </style:style>
    <style:style style:name="gr3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601cm" fo:min-width="0.1cm"/>
      <style:paragraph-properties style:writing-mode="lr-tb"/>
    </style:style>
    <style:style style:name="gr4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601cm" fo:min-width="0.1cm"/>
    </style:style>
    <style:style style:name="gr5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16.639cm" fo:min-width="0.1cm"/>
    </style:style>
    <style:style style:name="gr6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9.05cm" fo:min-width="0.7cm"/>
    </style:style>
    <style:style style:name="gr7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20.926cm" fo:min-width="0.1cm"/>
    </style:style>
    <style:style style:name="gr8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18.85cm" fo:min-width="0.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34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1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4.15cm" fo:min-width="0.7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1.32cm" fo:min-width="3cm"/>
      <style:paragraph-properties style:writing-mode="lr-tb"/>
    </style:style>
    <style:style style:name="gr14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5cm" fo:min-width="3cm"/>
      <style:paragraph-properties style:writing-mode="lr-tb"/>
    </style:style>
    <style:style style:name="gr15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33cm" fo:min-width="3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33cm" fo:min-width="2.826cm"/>
      <style:paragraph-properties style:writing-mode="lr-tb"/>
    </style:style>
    <style:style style:name="gr18" style:family="graphic" style:parent-style-name="objectwithoutfill">
      <style:graphic-properties draw:marker-end="Linienspitzen_20_1" draw:marker-end-width="0.3cm" draw:fill="none" draw:textarea-vertical-align="middle"/>
    </style:style>
    <style:style style:name="gr19" style:family="graphic" style:parent-style-name="objectwithoutfill">
      <style:graphic-properties draw:marker-end="Linienspitzen_20_2" draw:marker-end-width="0.3cm" draw:fill="none" draw:textarea-vertical-align="middle"/>
    </style:style>
    <style:style style:name="gr20" style:family="graphic" style:parent-style-name="objectwithoutfill">
      <style:graphic-properties draw:marker-end="Linienspitzen_20_3" draw:marker-end-width="0.3cm" draw:fill="none" draw:textarea-vertical-align="middle"/>
    </style:style>
    <style:style style:name="gr21" style:family="graphic" style:parent-style-name="objectwithoutfill">
      <style:graphic-properties draw:marker-end="Linienspitzen_20_4" draw:marker-end-width="0.3cm" draw:fill="none" draw:textarea-vertical-align="middl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eeeee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line-height="115%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solid" draw:fill-color="#dddddd"/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style:paragraph-properties fo:margin-top="0.3cm" fo:margin-bottom="0cm" fo:text-align="center" style:writing-mode="lr-tb"/>
    </style:style>
    <style:style style:name="P14" style:family="paragraph">
      <loext:graphic-properties draw:fill="solid" draw:fill-color="#dddddd"/>
      <style:paragraph-properties fo:margin-top="0.3cm" fo:margin-bottom="0cm" fo:text-align="center" style:writing-mode="lr-tb"/>
      <style:text-properties fo:font-size="8pt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15%" fo:text-indent="0cm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10pt" style:font-size-complex="10pt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line draw:style-name="gr1" draw:text-style-name="P1" draw:layer="layout" svg:x1="1.6cm" svg:y1="28.3cm" svg:x2="16.2cm" svg:y2="28.3cm">
          <text:p/>
        </draw:line>
        <draw:frame draw:style-name="gr2" draw:text-style-name="P3" draw:layer="layout" svg:width="3.4cm" svg:height="1.199cm" svg:x="16.6cm" svg:y="27.7cm">
          <draw:text-box>
            <text:p text:style-name="P2"><text:span text:style-name="T1">zero</text:span></text:p>
          </draw:text-box>
        </draw:frame>
        <draw:line draw:style-name="gr1" draw:text-style-name="P1" draw:layer="layout" svg:x1="1.4cm" svg:y1="23.5cm" svg:x2="16cm" svg:y2="23.5cm">
          <text:p/>
        </draw:line>
        <draw:frame draw:style-name="gr2" draw:text-style-name="P3" draw:layer="layout" svg:width="3.4cm" svg:height="1.199cm" svg:x="16.4cm" svg:y="22.901cm">
          <draw:text-box>
            <text:p text:style-name="P2"><text:span text:style-name="T1">images</text:span></text:p>
          </draw:text-box>
        </draw:frame>
        <draw:custom-shape draw:style-name="gr3" draw:text-style-name="P5" draw:layer="layout" svg:width="1.2cm" svg:height="4.4cm" svg:x="3.7cm" svg:y="18.9cm">
          <text:p text:style-name="P4"/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7cm 22.9cm)">
          <draw:text-box>
            <text:p text:style-name="P2"><text:span text:style-name="T1">create</text:span></text:p>
          </draw:text-box>
        </draw:frame>
        <draw:line draw:style-name="gr1" draw:text-style-name="P1" draw:layer="layout" svg:x1="1.4cm" svg:y1="18.7cm" svg:x2="16cm" svg:y2="18.7cm">
          <text:p/>
        </draw:line>
        <draw:frame draw:style-name="gr2" draw:text-style-name="P3" draw:layer="layout" svg:width="3.4cm" svg:height="1.199cm" svg:x="16.2cm" svg:y="18.101cm">
          <draw:text-box>
            <text:p text:style-name="P2"><text:span text:style-name="T1">container</text:span></text:p>
          </draw:text-box>
        </draw:frame>
        <draw:line draw:style-name="gr1" draw:text-style-name="P1" draw:layer="layout" svg:x1="1.5cm" svg:y1="13.7cm" svg:x2="16.1cm" svg:y2="13.7cm">
          <text:p/>
        </draw:line>
        <draw:frame draw:style-name="gr2" draw:text-style-name="P3" draw:layer="layout" svg:width="3.4cm" svg:height="1.199cm" svg:x="16.2cm" svg:y="13.101cm">
          <draw:text-box>
            <text:p text:style-name="P2"><text:span text:style-name="T1">running</text:span></text:p>
          </draw:text-box>
        </draw:frame>
        <draw:line draw:style-name="gr1" draw:text-style-name="P1" draw:layer="layout" svg:x1="1.6cm" svg:y1="8.7cm" svg:x2="16.2cm" svg:y2="8.7cm">
          <text:p/>
        </draw:line>
        <draw:frame draw:style-name="gr2" draw:text-style-name="P3" draw:layer="layout" svg:width="3.4cm" svg:height="1.199cm" svg:x="16.2cm" svg:y="8.101cm">
          <draw:text-box>
            <text:p text:style-name="P2"><text:span text:style-name="T1">deployed</text:span></text:p>
          </draw:text-box>
        </draw:frame>
        <draw:custom-shape draw:style-name="gr4" draw:text-style-name="P5" draw:layer="layout" svg:width="1.2cm" svg:height="4.4cm" svg:x="3.7cm" svg:y="23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1cm 27.984cm)">
          <draw:text-box>
            <text:p text:style-name="P2"><text:span text:style-name="T1">create-images</text:span></text:p>
          </draw:text-box>
        </draw:frame>
        <draw:custom-shape draw:style-name="gr4" draw:text-style-name="P5" draw:layer="layout" svg:width="1.2cm" svg:height="4.4cm" svg:x="3.7cm" svg:y="13.9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1cm 17.923cm)">
          <draw:text-box>
            <text:p text:style-name="P2"><text:span text:style-name="T1">start</text:span></text:p>
          </draw:text-box>
        </draw:frame>
        <draw:custom-shape draw:style-name="gr4" draw:text-style-name="P5" draw:layer="layout" svg:width="1.2cm" svg:height="4.4cm" svg:x="3.703cm" svg:y="8.9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4cm 13.123cm)">
          <draw:text-box>
            <text:p text:style-name="P2"><text:span text:style-name="T1">deploy</text:span></text:p>
          </draw:text-box>
        </draw:frame>
        <draw:custom-shape draw:style-name="gr5" draw:text-style-name="P5" draw:layer="layout" svg:width="1.2cm" svg:height="19.3cm" svg:x="8.029cm" svg:y="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8cm 21.036cm)">
          <draw:text-box>
            <text:p text:style-name="P2"><text:span text:style-name="T1">pullup</text:span></text:p>
          </draw:text-box>
        </draw:frame>
        <draw:custom-shape draw:style-name="gr6" draw:text-style-name="P5" draw:layer="layout" svg:width="1.2cm" svg:height="9.3cm" svg:x="9.7cm" svg:y="1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9.668cm 21.067cm)">
          <draw:text-box>
            <text:p text:style-name="P2"><text:span text:style-name="T1">teardown</text:span></text:p>
          </draw:text-box>
        </draw:frame>
        <draw:custom-shape draw:style-name="gr4" draw:text-style-name="P5" draw:layer="layout" svg:width="1.2cm" svg:height="4.4cm" svg:x="5.4cm" svg:y="14.1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72cm 17.894cm)">
          <draw:text-box>
            <text:p text:style-name="P2"><text:span text:style-name="T1">stop</text:span></text:p>
          </draw:text-box>
        </draw:frame>
        <draw:custom-shape draw:style-name="gr4" draw:text-style-name="P5" draw:layer="layout" svg:width="1.2cm" svg:height="4.4cm" svg:x="5.386cm" svg:y="18.929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58cm 22.723cm)">
          <draw:text-box>
            <text:p text:style-name="P2"><text:span text:style-name="T1">remove</text:span></text:p>
          </draw:text-box>
        </draw:frame>
        <draw:custom-shape draw:style-name="gr4" draw:text-style-name="P5" draw:layer="layout" svg:width="1.2cm" svg:height="4.4cm" svg:x="5.328cm" svg:y="23.9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4.365cm" svg:height="1.199cm" draw:transform="rotate (1.5707963267949) translate (5.3cm 28.094cm)">
          <draw:text-box>
            <text:p text:style-name="P2"><text:span text:style-name="T1">remove-images</text:span></text:p>
          </draw:text-box>
        </draw:frame>
        <draw:custom-shape draw:style-name="gr4" draw:text-style-name="P5" draw:layer="layout" svg:width="1.2cm" svg:height="4.4cm" svg:x="5.328cm" svg:y="9.1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cm 12.894cm)">
          <draw:text-box>
            <text:p text:style-name="P2"><text:span text:style-name="T1">undeploy</text:span></text:p>
          </draw:text-box>
        </draw:frame>
        <draw:custom-shape draw:style-name="gr7" draw:text-style-name="P5" draw:layer="layout" svg:width="1.2cm" svg:height="24.2cm" svg:x="12.029cm" svg:y="3.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12cm 21.036cm)">
          <draw:text-box>
            <text:p text:style-name="P2"><text:span text:style-name="T1">fullpull</text:span></text:p>
          </draw:text-box>
        </draw:frame>
        <draw:custom-shape draw:style-name="gr8" draw:text-style-name="P5" draw:layer="layout" svg:width="1.2cm" svg:height="19.1cm" svg:x="13.7cm" svg:y="9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13.668cm 21.067cm)">
          <draw:text-box>
            <text:p text:style-name="P2"><text:span text:style-name="T1">clean</text:span></text:p>
          </draw:text-box>
        </draw:frame>
        <draw:line draw:style-name="gr1" draw:text-style-name="P1" draw:layer="layout" svg:x1="1.6cm" svg:y1="3.6cm" svg:x2="16.2cm" svg:y2="3.6cm">
          <text:p/>
        </draw:line>
        <draw:frame draw:style-name="gr2" draw:text-style-name="P3" draw:layer="layout" svg:width="3.4cm" svg:height="1.199cm" svg:x="16.2cm" svg:y="3.001cm">
          <draw:text-box>
            <text:p text:style-name="P2"><text:span text:style-name="T1">operational</text:span></text:p>
          </draw:text-box>
        </draw:frame>
        <draw:custom-shape draw:style-name="gr4" draw:text-style-name="P5" draw:layer="layout" svg:width="1.2cm" svg:height="4.4cm" svg:x="3.703cm" svg:y="3.8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4cm 8.023cm)">
          <draw:text-box>
            <text:p text:style-name="P2"><text:span text:style-name="T1">recover</text:span></text:p>
          </draw:text-box>
        </draw:frame>
        <draw:frame draw:style-name="gr9" draw:text-style-name="P8" draw:layer="layout" svg:width="8.4cm" svg:height="2.596cm" svg:x="2cm" svg:y="1.2cm">
          <draw:text-box>
            <text:p>mentalizr infrastructure</text:p>
            <text:p text:style-name="P7">state changes and tasks</text:p>
          </draw:text-box>
        </draw:frame>
        <draw:frame draw:style-name="gr10" draw:text-style-name="P10" draw:layer="layout" svg:width="4.8cm" svg:height="0.645cm" svg:x="14.8cm" svg:y="1.2cm">
          <draw:text-box>
            <text:p text:style-name="P9"><text:span text:style-name="T2">Stand: 07.11.2023</text:span></text:p>
          </draw:text-box>
        </draw:frame>
        <draw:custom-shape draw:style-name="gr11" draw:text-style-name="P5" draw:layer="layout" svg:width="1.2cm" svg:height="4.4cm" svg:x="5.329cm" svg:y="3.9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01cm 7.694cm)">
          <draw:text-box>
            <text:p text:style-name="P2"><text:span text:style-name="T1">backup</text:span></text:p>
          </draw:text-box>
        </draw:frame>
        <draw:custom-shape draw:style-name="gr4" draw:text-style-name="P5" draw:layer="layout" svg:width="1.2cm" svg:height="4.4cm" svg:x="2.002cm" svg:y="23.7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1.973cm 27.985cm)">
          <draw:text-box>
            <text:p text:style-name="P2"><text:span text:style-name="T1">pull-images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custom-shape draw:style-name="gr13" draw:text-style-name="P12" xml:id="id1" draw:id="id1" draw:layer="layout" svg:width="3.5cm" svg:height="1.57cm" svg:x="9.053cm" svg:y="6.717cm">
          <text:p text:style-name="P4"><text:span text:style-name="T3">create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3" draw:id="id3" draw:layer="layout" svg:width="3.5cm" svg:height="1cm" svg:x="10.868cm" svg:y="14.2cm">
          <text:p text:style-name="P4"><text:span text:style-name="T3">create-tomcat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2" draw:id="id2" draw:layer="layout" svg:width="3.5cm" svg:height="0.983cm" svg:x="15.764cm" svg:y="14.217cm">
          <text:p text:style-name="P4"><text:span text:style-name="T3">create-nginx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8" draw:id="id8" draw:layer="layout" svg:width="3.5cm" svg:height="1cm" svg:x="6.564cm" svg:y="14.2cm">
          <text:p text:style-name="P13"><text:span text:style-name="T3">create-mongo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6" draw:id="id6" draw:layer="layout" svg:width="3.5cm" svg:height="1cm" svg:x="1.764cm" svg:y="14.2cm">
          <text:p text:style-name="P13"><text:span text:style-name="T3">create-maria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16" draw:id="id16" draw:layer="layout" svg:width="3.5cm" svg:height="1cm" svg:x="6.533cm" svg:y="19.494cm">
          <text:p text:style-name="P13"><text:span text:style-name="T3">create-volume-mongo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15" draw:id="id15" draw:layer="layout" svg:width="3.5cm" svg:height="1cm" svg:x="6.564cm" svg:y="17.8cm">
          <text:p text:style-name="P13"><text:span text:style-name="T3">create-container-mongo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9" draw:id="id9" draw:layer="layout" svg:width="3.5cm" svg:height="1cm" svg:x="6.564cm" svg:y="16cm">
          <text:p text:style-name="P13"><text:span text:style-name="T3">initialize-container-mongo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10" draw:id="id10" draw:layer="layout" svg:width="3.5cm" svg:height="1cm" svg:x="1.764cm" svg:y="19.6cm">
          <text:p text:style-name="P13"><text:span text:style-name="T3">create-volume-maria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17" draw:id="id17" draw:layer="layout" svg:width="3.5cm" svg:height="1cm" svg:x="1.764cm" svg:y="17.8cm">
          <text:p text:style-name="P13"><text:span text:style-name="T3">create-container-maria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7" draw:id="id7" draw:layer="layout" svg:width="3.5cm" svg:height="1cm" svg:x="1.764cm" svg:y="16cm">
          <text:p text:style-name="P13"><text:span text:style-name="T3">initialize-container-maria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14" draw:id="id14" draw:layer="layout" svg:width="3.5cm" svg:height="1cm" svg:x="10.864cm" svg:y="19.5cm">
          <text:p text:style-name="P13"><text:span text:style-name="T3">create-volume-tomc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13" draw:id="id13" draw:layer="layout" svg:width="3.5cm" svg:height="1cm" svg:x="10.864cm" svg:y="17.8cm">
          <text:p text:style-name="P13"><text:span text:style-name="T3">create-container-tomc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5" draw:id="id5" draw:layer="layout" svg:width="3.5cm" svg:height="1cm" svg:x="10.864cm" svg:y="16cm">
          <text:p text:style-name="P13"><text:span text:style-name="T3">initialize-container-tomc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12" draw:id="id12" draw:layer="layout" svg:width="3.5cm" svg:height="1cm" svg:x="15.764cm" svg:y="17.8cm">
          <text:p text:style-name="P13"><text:span text:style-name="T3">create-container-nginx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4" draw:id="id4" draw:layer="layout" svg:width="3.5cm" svg:height="1cm" svg:x="15.764cm" svg:y="16cm">
          <text:p text:style-name="P13"><text:span text:style-name="T3">Initialize-container-nginx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line-skew="-0.002cm" svg:x1="10.803cm" svg:y1="8.287cm" svg:x2="17.514cm" svg:y2="14.217cm" draw:start-shape="id1" draw:start-glue-point="2" draw:end-shape="id2" svg:d="M10803 8287v2963h6711v2967" svg:viewBox="0 0 6712 5931">
          <text:p/>
        </draw:connector>
        <draw:connector draw:style-name="gr16" draw:text-style-name="P1" draw:layer="layout" svg:x1="10.803cm" svg:y1="8.287cm" svg:x2="12.618cm" svg:y2="14.2cm" draw:start-shape="id1" draw:end-shape="id3" draw:end-glue-point="0" svg:d="M10803 8287v2957h1815v2956" svg:viewBox="0 0 1816 5914">
          <text:p/>
        </draw:connector>
        <draw:connector draw:style-name="gr16" draw:text-style-name="P1" draw:layer="layout" svg:x1="17.514cm" svg:y1="15.2cm" svg:x2="17.514cm" svg:y2="16cm" draw:start-shape="id2" draw:start-glue-point="2" draw:end-shape="id4" draw:end-glue-point="0" svg:d="M17514 15200v800" svg:viewBox="0 0 1 801">
          <text:p/>
        </draw:connector>
        <draw:connector draw:style-name="gr16" draw:text-style-name="P1" draw:layer="layout" svg:x1="12.618cm" svg:y1="15.2cm" svg:x2="12.614cm" svg:y2="16cm" draw:start-shape="id3" draw:start-glue-point="2" draw:end-shape="id5" draw:end-glue-point="0" svg:d="M12618 15200v400h-4v400" svg:viewBox="0 0 5 801">
          <text:p/>
        </draw:connector>
        <draw:connector draw:style-name="gr16" draw:text-style-name="P1" draw:layer="layout" svg:x1="3.514cm" svg:y1="15.2cm" svg:x2="3.514cm" svg:y2="16cm" draw:start-shape="id6" draw:start-glue-point="2" draw:end-shape="id7" draw:end-glue-point="0" svg:d="M3514 15200v800" svg:viewBox="0 0 1 801">
          <text:p/>
        </draw:connector>
        <draw:connector draw:style-name="gr16" draw:text-style-name="P1" draw:layer="layout" svg:x1="8.314cm" svg:y1="15.2cm" svg:x2="8.314cm" svg:y2="16cm" draw:start-shape="id8" draw:start-glue-point="2" draw:end-shape="id9" draw:end-glue-point="0" svg:d="M8314 15200v800" svg:viewBox="0 0 1 801">
          <text:p/>
        </draw:connector>
        <draw:connector draw:style-name="gr16" draw:text-style-name="P1" draw:layer="layout" svg:x1="10.803cm" svg:y1="8.287cm" svg:x2="3.514cm" svg:y2="14.2cm" draw:start-shape="id1" draw:start-glue-point="2" draw:end-shape="id6" draw:end-glue-point="0" svg:d="M10803 8287v2957h-7289v2956" svg:viewBox="0 0 7290 5914">
          <text:p/>
        </draw:connector>
        <draw:connector draw:style-name="gr16" draw:text-style-name="P1" draw:layer="layout" draw:line-skew="-0.05cm" svg:x1="3.514cm" svg:y1="20.6cm" svg:x2="10.514cm" svg:y2="24.7cm" draw:start-shape="id10" draw:start-glue-point="2" draw:end-shape="id11" draw:end-glue-point="0" svg:d="M3514 20600v2000h7000v2100" svg:viewBox="0 0 7001 4101">
          <text:p/>
        </draw:connector>
        <draw:frame draw:style-name="gr10" draw:text-style-name="P10" draw:layer="layout" svg:width="4.8cm" svg:height="0.645cm" svg:x="15.164cm" svg:y="27.955cm">
          <draw:text-box>
            <text:p text:style-name="P9"><text:span text:style-name="T2">Stand: 21.03.2022</text:span></text:p>
          </draw:text-box>
        </draw:frame>
        <draw:connector draw:style-name="gr16" draw:text-style-name="P1" draw:layer="layout" svg:x1="17.514cm" svg:y1="17cm" svg:x2="17.514cm" svg:y2="17.8cm" draw:start-shape="id4" draw:start-glue-point="2" draw:end-shape="id12" draw:end-glue-point="0" svg:d="M17514 17000v800" svg:viewBox="0 0 1 801">
          <text:p/>
        </draw:connector>
        <draw:connector draw:style-name="gr16" draw:text-style-name="P1" draw:layer="layout" svg:x1="12.614cm" svg:y1="17cm" svg:x2="12.614cm" svg:y2="17.8cm" draw:start-shape="id5" draw:start-glue-point="2" draw:end-shape="id13" draw:end-glue-point="0" svg:d="M12614 17000v800" svg:viewBox="0 0 1 801">
          <text:p/>
        </draw:connector>
        <draw:connector draw:style-name="gr16" draw:text-style-name="P1" draw:layer="layout" svg:x1="12.614cm" svg:y1="18.8cm" svg:x2="12.614cm" svg:y2="19.5cm" draw:start-shape="id13" draw:start-glue-point="2" draw:end-shape="id14" draw:end-glue-point="0" svg:d="M12614 18800v700" svg:viewBox="0 0 1 701">
          <text:p/>
        </draw:connector>
        <draw:connector draw:style-name="gr16" draw:text-style-name="P1" draw:layer="layout" svg:x1="8.314cm" svg:y1="17cm" svg:x2="8.314cm" svg:y2="17.8cm" draw:start-shape="id9" draw:start-glue-point="2" draw:end-shape="id15" svg:d="M8314 17000v800" svg:viewBox="0 0 1 801">
          <text:p/>
        </draw:connector>
        <draw:connector draw:style-name="gr16" draw:text-style-name="P1" draw:layer="layout" svg:x1="8.314cm" svg:y1="18.8cm" svg:x2="8.283cm" svg:y2="19.494cm" draw:start-shape="id15" draw:start-glue-point="2" draw:end-shape="id16" draw:end-glue-point="0" svg:d="M8314 18800v347h-31v347" svg:viewBox="0 0 32 695">
          <text:p/>
        </draw:connector>
        <draw:connector draw:style-name="gr16" draw:text-style-name="P1" draw:layer="layout" svg:x1="3.514cm" svg:y1="17cm" svg:x2="3.514cm" svg:y2="17.8cm" draw:start-shape="id7" draw:start-glue-point="2" draw:end-shape="id17" draw:end-glue-point="0" svg:d="M3514 17000v800" svg:viewBox="0 0 1 801">
          <text:p/>
        </draw:connector>
        <draw:connector draw:style-name="gr16" draw:text-style-name="P1" draw:layer="layout" svg:x1="3.514cm" svg:y1="18.8cm" svg:x2="3.514cm" svg:y2="19.6cm" draw:start-shape="id17" draw:start-glue-point="2" draw:end-shape="id10" draw:end-glue-point="0" svg:d="M3514 18800v800" svg:viewBox="0 0 1 801">
          <text:p/>
        </draw:connector>
        <draw:frame draw:style-name="gr9" draw:text-style-name="P8" draw:layer="layout" svg:width="8.4cm" svg:height="2.596cm" svg:x="11.264cm" svg:y="2.4cm">
          <draw:text-box>
            <text:p>mentalizr infrastructure</text:p>
            <text:p text:style-name="P15"><text:span text:style-name="T4">create task</text:span></text:p>
            <text:p text:style-name="P15">dependency graph</text:p>
          </draw:text-box>
        </draw:frame>
        <draw:custom-shape draw:style-name="gr14" draw:text-style-name="P14" xml:id="id11" draw:id="id11" draw:layer="layout" svg:width="3.5cm" svg:height="1cm" svg:x="8.764cm" svg:y="24.7cm">
          <text:p text:style-name="P13"><text:span text:style-name="T3">create-network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18" draw:id="id18" draw:layer="layout" svg:width="3.5cm" svg:height="1cm" svg:x="8.763cm" svg:y="26.5cm">
          <text:p text:style-name="P13"><text:span text:style-name="T3">create-dirs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line-skew="0.003cm" svg:x1="8.283cm" svg:y1="20.494cm" svg:x2="10.514cm" svg:y2="24.7cm" draw:start-shape="id16" draw:end-shape="id11" draw:end-glue-point="0" svg:d="M8283 20494v2106h2231v2100" svg:viewBox="0 0 2232 4207">
          <text:p/>
        </draw:connector>
        <draw:connector draw:style-name="gr16" draw:text-style-name="P1" draw:layer="layout" svg:x1="10.514cm" svg:y1="25.7cm" svg:x2="10.513cm" svg:y2="26.5cm" draw:start-shape="id11" draw:start-glue-point="2" draw:end-shape="id18" draw:end-glue-point="0" svg:d="M10514 25700v400h-1v400" svg:viewBox="0 0 2 801">
          <text:p/>
        </draw:connector>
        <draw:connector draw:style-name="gr16" draw:text-style-name="P1" draw:layer="layout" svg:x1="10.803cm" svg:y1="8.287cm" svg:x2="8.314cm" svg:y2="14.2cm" draw:start-shape="id1" draw:start-glue-point="2" draw:end-shape="id8" draw:end-glue-point="0" svg:d="M10803 8287v2957h-2489v2956" svg:viewBox="0 0 2490 5914">
          <text:p/>
        </draw:connector>
        <draw:connector draw:style-name="gr16" draw:text-style-name="P1" draw:layer="layout" svg:x1="12.614cm" svg:y1="20.5cm" svg:x2="10.514cm" svg:y2="24.7cm" draw:start-shape="id14" draw:start-glue-point="2" draw:end-shape="id11" draw:end-glue-point="0" svg:d="M12614 20500v2100h-2100v2100" svg:viewBox="0 0 2101 4201">
          <text:p/>
        </draw:connector>
        <draw:connector draw:style-name="gr16" draw:text-style-name="P1" draw:layer="layout" draw:line-skew="0.85cm" svg:x1="17.514cm" svg:y1="18.8cm" svg:x2="10.514cm" svg:y2="24.7cm" draw:start-shape="id12" draw:start-glue-point="2" draw:end-shape="id11" draw:end-glue-point="0" svg:d="M17514 18800v3800h-7000v2100" svg:viewBox="0 0 7001 5901">
          <text:p/>
        </draw:connector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custom-shape draw:style-name="gr13" draw:text-style-name="P12" xml:id="id19" draw:id="id19" draw:layer="layout" svg:width="3.5cm" svg:height="1.57cm" svg:x="8.989cm" svg:y="8.417cm">
          <text:p text:style-name="P4"><text:span text:style-name="T3">remove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23" draw:id="id23" draw:layer="layout" svg:width="3.5cm" svg:height="1cm" svg:x="11cm" svg:y="19.2cm">
          <text:p text:style-name="P4"><text:span text:style-name="T3">remove-maria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21" draw:id="id21" draw:layer="layout" svg:width="3.326cm" svg:height="0.983cm" svg:x="15.385cm" svg:y="19.2cm">
          <text:p text:style-name="P4"><text:span text:style-name="T3">remove-mongo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27" draw:id="id27" draw:layer="layout" svg:width="3.5cm" svg:height="1cm" svg:x="2.182cm" svg:y="19.2cm">
          <text:p text:style-name="P13"><text:span text:style-name="T3">remove-nginx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25" draw:id="id25" draw:layer="layout" svg:width="3.5cm" svg:height="1cm" svg:x="6.6cm" svg:y="19.2cm">
          <text:p text:style-name="P13"><text:span text:style-name="T3">remove-tomc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28" draw:id="id28" draw:layer="layout" svg:width="3.5cm" svg:height="1cm" svg:x="2.182cm" svg:y="21.2cm">
          <text:p text:style-name="P13"><text:span text:style-name="T3">remove-container-nginx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30" draw:id="id30" draw:layer="layout" svg:width="3.5cm" svg:height="1cm" svg:x="6.6cm" svg:y="22.9cm">
          <text:p text:style-name="P13"><text:span text:style-name="T3">remove-container-tomc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26" draw:id="id26" draw:layer="layout" svg:width="3.5cm" svg:height="1cm" svg:x="6.6cm" svg:y="21cm">
          <text:p text:style-name="P13"><text:span text:style-name="T3">remove-volume-tomc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29" draw:id="id29" draw:layer="layout" svg:width="3.5cm" svg:height="1cm" svg:x="11cm" svg:y="22.9cm">
          <text:p text:style-name="P13"><text:span text:style-name="T3">remove-container-maria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24" draw:id="id24" draw:layer="layout" svg:width="3.5cm" svg:height="1cm" svg:x="11cm" svg:y="21cm">
          <text:p text:style-name="P13"><text:span text:style-name="T3">remove-volume-maria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31" draw:id="id31" draw:layer="layout" svg:width="3.5cm" svg:height="1cm" svg:x="15.3cm" svg:y="22.8cm">
          <text:p text:style-name="P13"><text:span text:style-name="T3">remove-container-mongo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22" draw:id="id22" draw:layer="layout" svg:width="3.5cm" svg:height="1cm" svg:x="15.3cm" svg:y="21cm">
          <text:p text:style-name="P13"><text:span text:style-name="T3">remove-volume-mongo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0.739cm" svg:y1="9.987cm" svg:x2="10.738cm" svg:y2="13.517cm" draw:start-shape="id19" draw:start-glue-point="2" draw:end-shape="id20" draw:end-glue-point="0" svg:d="M10739 9987v1765h-1v1765" svg:viewBox="0 0 2 3531">
          <text:p/>
        </draw:connector>
        <draw:connector draw:style-name="gr16" draw:text-style-name="P1" draw:layer="layout" svg:x1="17.048cm" svg:y1="20.183cm" svg:x2="17.05cm" svg:y2="21cm" draw:start-shape="id21" draw:start-glue-point="2" draw:end-shape="id22" draw:end-glue-point="0" svg:d="M17048 20183v408h2v409" svg:viewBox="0 0 3 818">
          <text:p/>
        </draw:connector>
        <draw:connector draw:style-name="gr16" draw:text-style-name="P1" draw:layer="layout" svg:x1="12.75cm" svg:y1="20.2cm" svg:x2="12.75cm" svg:y2="21cm" draw:start-shape="id23" draw:start-glue-point="2" draw:end-shape="id24" draw:end-glue-point="0" svg:d="M12750 20200v800" svg:viewBox="0 0 1 801">
          <text:p/>
        </draw:connector>
        <draw:connector draw:style-name="gr16" draw:text-style-name="P1" draw:layer="layout" svg:x1="8.35cm" svg:y1="20.2cm" svg:x2="8.35cm" svg:y2="21cm" draw:start-shape="id25" draw:start-glue-point="2" draw:end-shape="id26" draw:end-glue-point="0" svg:d="M8350 20200v800" svg:viewBox="0 0 1 801">
          <text:p/>
        </draw:connector>
        <draw:connector draw:style-name="gr16" draw:text-style-name="P1" draw:layer="layout" svg:x1="3.932cm" svg:y1="20.2cm" svg:x2="3.932cm" svg:y2="21.2cm" draw:start-shape="id27" draw:start-glue-point="2" draw:end-shape="id28" draw:end-glue-point="0" svg:d="M3932 20200v1000" svg:viewBox="0 0 1 1001">
          <text:p/>
        </draw:connector>
        <draw:connector draw:style-name="gr16" draw:text-style-name="P1" draw:layer="layout" svg:x1="10.738cm" svg:y1="14.5cm" svg:x2="12.75cm" svg:y2="19.2cm" draw:start-shape="id20" draw:start-glue-point="2" draw:end-shape="id23" draw:end-glue-point="0" svg:d="M10738 14500v2350h2012v2350" svg:viewBox="0 0 2013 4701">
          <text:p/>
        </draw:connector>
        <draw:connector draw:style-name="gr16" draw:text-style-name="P1" draw:layer="layout" svg:x1="10.738cm" svg:y1="14.5cm" svg:x2="3.932cm" svg:y2="19.2cm" draw:start-shape="id20" draw:start-glue-point="2" draw:end-shape="id27" draw:end-glue-point="0" svg:d="M10738 14500v2350h-6806v2350" svg:viewBox="0 0 6807 4701">
          <text:p/>
        </draw:connector>
        <draw:frame draw:style-name="gr10" draw:text-style-name="P10" draw:layer="layout" svg:width="4.8cm" svg:height="0.645cm" svg:x="15.2cm" svg:y="27.955cm">
          <draw:text-box>
            <text:p text:style-name="P9"><text:span text:style-name="T2">Stand: 21.03.2022</text:span></text:p>
          </draw:text-box>
        </draw:frame>
        <draw:connector draw:style-name="gr16" draw:text-style-name="P1" draw:layer="layout" svg:x1="12.75cm" svg:y1="22cm" svg:x2="12.75cm" svg:y2="22.9cm" draw:start-shape="id24" draw:start-glue-point="2" draw:end-shape="id29" draw:end-glue-point="0" svg:d="M12750 22000v900" svg:viewBox="0 0 1 901">
          <text:p/>
        </draw:connector>
        <draw:connector draw:style-name="gr16" draw:text-style-name="P1" draw:layer="layout" svg:x1="8.35cm" svg:y1="22cm" svg:x2="8.35cm" svg:y2="22.9cm" draw:start-shape="id26" draw:start-glue-point="2" draw:end-shape="id30" draw:end-glue-point="0" svg:d="M8350 22000v900" svg:viewBox="0 0 1 901">
          <text:p/>
        </draw:connector>
        <draw:frame draw:style-name="gr9" draw:text-style-name="P8" draw:layer="layout" svg:width="8.4cm" svg:height="2.596cm" svg:x="11cm" svg:y="2.4cm">
          <draw:text-box>
            <text:p>mentalizr infrastructure</text:p>
            <text:p text:style-name="P7"><text:span text:style-name="T4">remove task</text:span></text:p>
            <text:p text:style-name="P15"><text:span text:style-name="T4">dependency graph</text:span></text:p>
          </draw:text-box>
        </draw:frame>
        <draw:connector draw:style-name="gr16" draw:text-style-name="P1" draw:layer="layout" svg:x1="17.05cm" svg:y1="22cm" svg:x2="17.05cm" svg:y2="22.8cm" draw:start-shape="id22" draw:start-glue-point="2" draw:end-shape="id31" draw:end-glue-point="0" svg:d="M17050 22000v800" svg:viewBox="0 0 1 801">
          <text:p/>
        </draw:connector>
        <draw:custom-shape draw:style-name="gr17" draw:text-style-name="P12" xml:id="id20" draw:id="id20" draw:layer="layout" svg:width="3.326cm" svg:height="0.983cm" svg:x="9.075cm" svg:y="13.517cm">
          <text:p text:style-name="P4"><text:span text:style-name="T3">remove-network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0.738cm" svg:y1="14.5cm" svg:x2="17.048cm" svg:y2="19.2cm" draw:start-shape="id20" draw:start-glue-point="2" draw:end-shape="id21" draw:end-glue-point="0" svg:d="M10738 14500v2349h6310v2351" svg:viewBox="0 0 6311 4701">
          <text:p/>
        </draw:connector>
        <draw:connector draw:style-name="gr16" draw:text-style-name="P1" draw:layer="layout" svg:x1="10.738cm" svg:y1="14.5cm" svg:x2="8.35cm" svg:y2="19.2cm" draw:start-shape="id20" draw:start-glue-point="2" draw:end-shape="id25" draw:end-glue-point="0" svg:d="M10738 14500v2350h-2388v2350" svg:viewBox="0 0 2389 4701">
          <text:p/>
        </draw:connector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custom-shape draw:style-name="gr13" draw:text-style-name="P12" xml:id="id32" draw:id="id32" draw:layer="layout" svg:width="3.5cm" svg:height="1.57cm" svg:x="4.589cm" svg:y="2.417cm">
          <text:p text:style-name="P4"><text:span text:style-name="T3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xml:id="id34" draw:id="id34" draw:layer="layout" svg:width="3.5cm" svg:height="1cm" svg:x="1.886cm" svg:y="15cm">
          <text:p text:style-name="P4"><text:span text:style-name="T3">start-tom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33" draw:id="id33" draw:layer="layout" svg:width="3.326cm" svg:height="0.983cm" svg:x="1.974cm" svg:y="10.9cm">
          <text:p text:style-name="P4"><text:span text:style-name="T3">start-ngin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xml:id="id35" draw:id="id35" draw:layer="layout" svg:width="3.5cm" svg:height="1cm" svg:x="7.2cm" svg:y="20.9cm">
          <text:p text:style-name="P13"><text:span text:style-name="T3">start-mongo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38" draw:id="id38" draw:layer="layout" svg:width="3.5cm" svg:height="1cm" svg:x="11.3cm" svg:y="20.9cm">
          <text:p text:style-name="P13"><text:span text:style-name="T3">start-maria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6.339cm" svg:y1="3.987cm" svg:x2="3.637cm" svg:y2="10.9cm" draw:start-shape="id32" draw:start-glue-point="2" draw:end-shape="id33" draw:end-glue-point="0" svg:d="M6339 3987v3456h-2702v3457" svg:viewBox="0 0 2703 6914">
          <text:p/>
        </draw:connector>
        <draw:connector draw:style-name="gr16" draw:text-style-name="P1" draw:layer="layout" svg:x1="3.637cm" svg:y1="11.883cm" svg:x2="3.636cm" svg:y2="15cm" draw:start-shape="id33" draw:start-glue-point="2" draw:end-shape="id34" draw:end-glue-point="0" svg:d="M3637 11883v1558h-1v1559" svg:viewBox="0 0 2 3118">
          <text:p/>
        </draw:connector>
        <draw:frame draw:style-name="gr10" draw:text-style-name="P10" draw:layer="layout" svg:width="4.8cm" svg:height="0.645cm" svg:x="15.2cm" svg:y="27.955cm">
          <draw:text-box>
            <text:p text:style-name="P9"><text:span text:style-name="T2">Stand: 17.03.2022</text:span></text:p>
          </draw:text-box>
        </draw:frame>
        <draw:frame draw:style-name="gr9" draw:text-style-name="P8" draw:layer="layout" svg:width="8.4cm" svg:height="2.596cm" svg:x="11cm" svg:y="2.4cm">
          <draw:text-box>
            <text:p>mentalizr infrastructure</text:p>
            <text:p text:style-name="P7"><text:span text:style-name="T4">start task</text:span></text:p>
            <text:p text:style-name="P15"><text:span text:style-name="T4">dependency graph</text:span></text:p>
          </draw:text-box>
        </draw:frame>
        <draw:custom-shape draw:style-name="gr14" draw:text-style-name="P14" xml:id="id36" draw:id="id36" draw:layer="layout" svg:width="3.5cm" svg:height="1cm" svg:x="1.7cm" svg:y="20.9cm">
          <text:p text:style-name="P13"><text:span text:style-name="T3">await-up-mongo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37" draw:id="id37" draw:layer="layout" svg:width="3.5cm" svg:height="1cm" svg:x="1.7cm" svg:y="23cm">
          <text:p text:style-name="P13"><text:span text:style-name="T3">start-container-mongo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7.2cm" svg:y1="21.4cm" svg:x2="5.2cm" svg:y2="21.4cm" draw:start-shape="id35" draw:start-glue-point="3" draw:end-shape="id36" draw:end-glue-point="1" svg:d="M7200 21400h-2000" svg:viewBox="0 0 2001 1">
          <text:p/>
        </draw:connector>
        <draw:connector draw:style-name="gr16" draw:text-style-name="P1" draw:layer="layout" svg:x1="3.45cm" svg:y1="21.9cm" svg:x2="3.45cm" svg:y2="23cm" draw:start-shape="id36" draw:start-glue-point="2" draw:end-shape="id37" draw:end-glue-point="0" svg:d="M3450 21900v1100" svg:viewBox="0 0 1 1101">
          <text:p/>
        </draw:connector>
        <draw:custom-shape draw:style-name="gr14" draw:text-style-name="P14" xml:id="id39" draw:id="id39" draw:layer="layout" svg:width="3.5cm" svg:height="1cm" svg:x="16cm" svg:y="20.9cm">
          <text:p text:style-name="P13"><text:span text:style-name="T3">await-up-maria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40" draw:id="id40" draw:layer="layout" svg:width="3.5cm" svg:height="1cm" svg:x="16cm" svg:y="23cm">
          <text:p text:style-name="P13"><text:span text:style-name="T3">start-container-maria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4.8cm" svg:y1="21.4cm" svg:x2="16cm" svg:y2="21.4cm" draw:start-shape="id38" draw:start-glue-point="1" draw:end-shape="id39" svg:d="M14800 21400h1200" svg:viewBox="0 0 1201 1">
          <text:p/>
        </draw:connector>
        <draw:connector draw:style-name="gr16" draw:text-style-name="P1" draw:layer="layout" svg:x1="17.75cm" svg:y1="21.9cm" svg:x2="17.75cm" svg:y2="23cm" draw:start-shape="id39" draw:start-glue-point="2" draw:end-shape="id40" draw:end-glue-point="0" svg:d="M17750 21900v1100" svg:viewBox="0 0 1 1101">
          <text:p/>
        </draw:connector>
        <draw:custom-shape draw:style-name="gr14" draw:text-style-name="P14" xml:id="id41" draw:id="id41" draw:layer="layout" svg:width="3.5cm" svg:height="1cm" svg:x="9.086cm" svg:y="15cm">
          <text:p text:style-name="P13"><text:span text:style-name="T3">await-up-tomc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42" draw:id="id42" draw:layer="layout" svg:width="3.5cm" svg:height="1cm" svg:x="9.086cm" svg:y="16.8cm">
          <text:p text:style-name="P13"><text:span text:style-name="T3">start-container-tomcat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5.386cm" svg:y1="15.5cm" svg:x2="9.086cm" svg:y2="15.5cm" draw:end-shape="id41" svg:d="M5386 15500h3700" svg:viewBox="0 0 3701 1">
          <text:p/>
        </draw:connector>
        <draw:connector draw:style-name="gr16" draw:text-style-name="P1" draw:layer="layout" svg:x1="10.836cm" svg:y1="16cm" svg:x2="10.836cm" svg:y2="16.8cm" draw:start-shape="id41" draw:start-glue-point="2" draw:end-shape="id42" draw:end-glue-point="0" svg:d="M10836 16000v800" svg:viewBox="0 0 1 801">
          <text:p/>
        </draw:connector>
        <draw:custom-shape draw:style-name="gr14" draw:text-style-name="P14" xml:id="id43" draw:id="id43" draw:layer="layout" svg:width="3.5cm" svg:height="1cm" svg:x="9cm" svg:y="10.9cm">
          <text:p text:style-name="P13"><text:span text:style-name="T3">await-up-nginx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44" draw:id="id44" draw:layer="layout" svg:width="3.5cm" svg:height="1cm" svg:x="9cm" svg:y="12.7cm">
          <text:p text:style-name="P13"><text:span text:style-name="T3">start-container-nginx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5.3cm" svg:y1="11.4cm" svg:x2="9cm" svg:y2="11.4cm" draw:end-shape="id43" svg:d="M5300 11400h3700" svg:viewBox="0 0 3701 1">
          <text:p/>
        </draw:connector>
        <draw:connector draw:style-name="gr16" draw:text-style-name="P1" draw:layer="layout" svg:x1="10.75cm" svg:y1="11.9cm" svg:x2="10.75cm" svg:y2="12.7cm" draw:start-shape="id43" draw:start-glue-point="2" draw:end-shape="id44" draw:end-glue-point="0" svg:d="M10750 11900v800" svg:viewBox="0 0 1 801">
          <text:p/>
        </draw:connector>
        <draw:connector draw:style-name="gr16" draw:text-style-name="P1" draw:layer="layout" svg:x1="10.836cm" svg:y1="17.8cm" svg:x2="8.95cm" svg:y2="20.9cm" draw:start-shape="id42" draw:start-glue-point="2" draw:end-shape="id35" draw:end-glue-point="0" svg:d="M10836 17800v1550h-1886v1550" svg:viewBox="0 0 1887 3101">
          <text:p/>
        </draw:connector>
        <draw:connector draw:style-name="gr16" draw:text-style-name="P1" draw:layer="layout" svg:x1="10.836cm" svg:y1="17.8cm" svg:x2="13.05cm" svg:y2="20.9cm" draw:start-shape="id42" draw:start-glue-point="2" draw:end-shape="id38" draw:end-glue-point="0" svg:d="M10836 17800v1550h2214v1550" svg:viewBox="0 0 2215 3101">
          <text:p/>
        </draw:connector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custom-shape draw:style-name="gr13" draw:text-style-name="P12" xml:id="id49" draw:id="id49" draw:layer="layout" svg:width="3.5cm" svg:height="1.57cm" svg:x="4.589cm" svg:y="2.417cm">
          <text:p text:style-name="P4"><text:span text:style-name="T3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xml:id="id46" draw:id="id46" draw:layer="layout" svg:width="3.5cm" svg:height="1cm" svg:x="4.586cm" svg:y="15.7cm">
          <text:p text:style-name="P4"><text:span text:style-name="T3">stop-mar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45" draw:id="id45" draw:layer="layout" svg:width="3.326cm" svg:height="0.983cm" svg:x="4.674cm" svg:y="10.9cm">
          <text:p text:style-name="P4"><text:span text:style-name="T3">stop-mon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xml:id="id48" draw:id="id48" draw:layer="layout" svg:width="3.5cm" svg:height="1cm" svg:x="4.6cm" svg:y="25.3cm">
          <text:p text:style-name="P13"><text:span text:style-name="T3">stop-nginx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47" draw:id="id47" draw:layer="layout" svg:width="3.5cm" svg:height="1cm" svg:x="4.6cm" svg:y="20.5cm">
          <text:p text:style-name="P13"><text:span text:style-name="T3">stop-tomcat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6.337cm" svg:y1="11.883cm" svg:x2="6.336cm" svg:y2="15.7cm" draw:start-shape="id45" draw:start-glue-point="2" draw:end-shape="id46" draw:end-glue-point="0" svg:d="M6337 11883v1908h-1v1909" svg:viewBox="0 0 2 3818">
          <text:p/>
        </draw:connector>
        <draw:connector draw:style-name="gr16" draw:text-style-name="P1" draw:layer="layout" svg:x1="6.336cm" svg:y1="16.7cm" svg:x2="6.35cm" svg:y2="20.5cm" draw:start-shape="id46" draw:start-glue-point="2" draw:end-shape="id47" svg:d="M6336 16700v1900h14v1900" svg:viewBox="0 0 15 3801">
          <text:p/>
        </draw:connector>
        <draw:connector draw:style-name="gr16" draw:text-style-name="P1" draw:layer="layout" svg:x1="6.35cm" svg:y1="21.5cm" svg:x2="6.35cm" svg:y2="25.3cm" draw:start-shape="id47" draw:start-glue-point="2" draw:end-shape="id48" draw:end-glue-point="0" svg:d="M6350 21500v3800" svg:viewBox="0 0 1 3801">
          <text:p/>
        </draw:connector>
        <draw:frame draw:style-name="gr10" draw:text-style-name="P10" draw:layer="layout" svg:width="4.8cm" svg:height="0.645cm" svg:x="15.2cm" svg:y="27.955cm">
          <draw:text-box>
            <text:p text:style-name="P9"><text:span text:style-name="T2">Stand: 11.03.2022</text:span></text:p>
          </draw:text-box>
        </draw:frame>
        <draw:frame draw:style-name="gr9" draw:text-style-name="P8" draw:layer="layout" svg:width="8.4cm" svg:height="2.596cm" svg:x="11cm" svg:y="2.4cm">
          <draw:text-box>
            <text:p>mentalizr infrastructure</text:p>
            <text:p text:style-name="P7"><text:span text:style-name="T4">stop task</text:span></text:p>
            <text:p text:style-name="P15"><text:span text:style-name="T4">dependency graph</text:span></text:p>
          </draw:text-box>
        </draw:frame>
        <draw:connector draw:style-name="gr16" draw:text-style-name="P1" draw:layer="layout" svg:x1="6.339cm" svg:y1="3.987cm" svg:x2="6.337cm" svg:y2="10.9cm" draw:start-shape="id49" draw:start-glue-point="2" draw:end-shape="id45" draw:end-glue-point="0" svg:d="M6339 3987v3456h-2v3457" svg:viewBox="0 0 3 6914">
          <text:p/>
        </draw:connector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9" draw:text-style-name="P8" draw:layer="layout" svg:width="8.4cm" svg:height="2.596cm" svg:x="11cm" svg:y="2.4cm">
          <draw:text-box>
            <text:p>mentalizr infrastructure</text:p>
            <text:p text:style-name="P7"><text:span text:style-name="T4">deploy task</text:span></text:p>
            <text:p text:style-name="P15"><text:span text:style-name="T4">dependency graph</text:span></text:p>
          </draw:text-box>
        </draw:frame>
        <draw:custom-shape draw:style-name="gr13" draw:text-style-name="P12" draw:layer="layout" svg:width="3.5cm" svg:height="1.57cm" svg:x="4.589cm" svg:y="2.417cm">
          <text:p text:style-name="P4"><text:span text:style-name="T3">deplo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55" draw:id="id55" draw:layer="layout" svg:width="3.5cm" svg:height="1.57cm" svg:x="4.6cm" svg:y="26cm">
          <text:p text:style-name="P4"><text:span text:style-name="T3">deploy-w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53" draw:id="id53" draw:layer="layout" svg:width="3.5cm" svg:height="1.57cm" svg:x="4.6cm" svg:y="19.8cm">
          <text:p text:style-name="P4"><text:span text:style-name="T3">deploy-res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52" draw:id="id52" draw:layer="layout" svg:width="3.5cm" svg:height="1.57cm" svg:x="4.595cm" svg:y="16.73cm">
          <text:p text:style-name="P4"><text:span text:style-name="T3">init-db-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51" draw:id="id51" draw:layer="layout" svg:width="3.5cm" svg:height="1.57cm" svg:x="4.592cm" svg:y="13.4cm">
          <text:p text:style-name="P4"><text:span text:style-name="T3">init-m7r-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54" draw:id="id54" draw:layer="layout" svg:width="3.5cm" svg:height="1.57cm" svg:x="4.6cm" svg:y="23cm">
          <text:p text:style-name="P4"><text:span text:style-name="T3">update-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50" draw:id="id50" draw:layer="layout" svg:width="3.5cm" svg:height="1.57cm" svg:x="4.588cm" svg:y="10cm">
          <text:p text:style-name="P4"><text:span text:style-name="T3">rec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" draw:layer="layout" svg:x1="6.338cm" svg:y1="3.987cm" svg:x2="6.338cm" svg:y2="10cm" draw:end-shape="id50" svg:d="M6338 3987v6013" svg:viewBox="0 0 1 6014">
          <text:p/>
        </draw:connector>
        <draw:connector draw:style-name="gr16" draw:text-style-name="P1" draw:layer="layout" svg:x1="6.338cm" svg:y1="11.57cm" svg:x2="6.342cm" svg:y2="13.4cm" draw:start-shape="id50" draw:start-glue-point="2" draw:end-shape="id51" svg:d="M6338 11570v915h4v915" svg:viewBox="0 0 5 1831">
          <text:p/>
        </draw:connector>
        <draw:connector draw:style-name="gr16" draw:text-style-name="P1" draw:layer="layout" svg:x1="6.342cm" svg:y1="14.97cm" svg:x2="6.345cm" svg:y2="16.73cm" draw:start-shape="id51" draw:start-glue-point="2" draw:end-shape="id52" draw:end-glue-point="0" svg:d="M6342 14970v880h3v880" svg:viewBox="0 0 4 1761">
          <text:p/>
        </draw:connector>
        <draw:connector draw:style-name="gr16" draw:text-style-name="P1" draw:layer="layout" svg:x1="6.345cm" svg:y1="18.3cm" svg:x2="6.35cm" svg:y2="19.8cm" draw:start-shape="id52" draw:start-glue-point="2" draw:end-shape="id53" draw:end-glue-point="0" svg:d="M6345 18300v750h5v750" svg:viewBox="0 0 6 1501">
          <text:p/>
        </draw:connector>
        <draw:connector draw:style-name="gr16" draw:text-style-name="P1" draw:layer="layout" svg:x1="6.35cm" svg:y1="21.37cm" svg:x2="6.35cm" svg:y2="23cm" draw:start-shape="id53" draw:start-glue-point="2" draw:end-shape="id54" draw:end-glue-point="0" svg:d="M6350 21370v1630" svg:viewBox="0 0 1 1631">
          <text:p/>
        </draw:connector>
        <draw:connector draw:style-name="gr16" draw:text-style-name="P1" draw:layer="layout" svg:x1="6.35cm" svg:y1="24.57cm" svg:x2="6.35cm" svg:y2="26cm" draw:start-shape="id54" draw:start-glue-point="2" draw:end-shape="id55" draw:end-glue-point="0" svg:d="M6350 24570v1430" svg:viewBox="0 0 1 1431">
          <text:p/>
        </draw:connector>
        <presentation:notes draw:style-name="dp2">
          <draw:page-thumbnail draw:style-name="gr12" draw:layer="layout" svg:width="19.798cm" svg:height="11.136cm" svg:x="0.6cm" svg:y="2.257cm" draw:page-number="6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draw:style-name="gr9" draw:text-style-name="P8" draw:layer="layout" svg:width="8.4cm" svg:height="2.596cm" svg:x="11cm" svg:y="2.4cm">
          <draw:text-box>
            <text:p>mentalizr infrastructure</text:p>
            <text:p text:style-name="P7"><text:span text:style-name="T4">remove-images task</text:span></text:p>
            <text:p text:style-name="P15"><text:span text:style-name="T4">dependency graph</text:span></text:p>
          </draw:text-box>
        </draw:frame>
        <draw:custom-shape draw:style-name="gr13" draw:text-style-name="P12" xml:id="id56" draw:id="id56" draw:layer="layout" svg:width="3.5cm" svg:height="1.57cm" svg:x="8.8cm" svg:y="10.03cm">
          <text:p text:style-name="P4"><text:span text:style-name="T3">remove-im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60" draw:id="id60" draw:layer="layout" svg:width="3.5cm" svg:height="1.57cm" svg:x="8.8cm" svg:y="20.73cm">
          <text:p text:style-name="P4"><text:span text:style-name="T3">Remove-image-ngin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62" draw:id="id62" draw:layer="layout" svg:width="3.5cm" svg:height="1.57cm" svg:x="15.2cm" svg:y="16.83cm">
          <text:p text:style-name="P4"><text:span text:style-name="T3">remove-image-jd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61" draw:id="id61" draw:layer="layout" svg:width="3.5cm" svg:height="1.57cm" svg:x="10.9cm" svg:y="16.8cm">
          <text:p text:style-name="P4"><text:span text:style-name="T3">remove-image-debi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59" draw:id="id59" draw:layer="layout" svg:width="3.5cm" svg:height="1.57cm" svg:x="6.7cm" svg:y="16.8cm">
          <text:p text:style-name="P4"><text:span text:style-name="T3">remove-image-mar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58" draw:id="id58" draw:layer="layout" svg:width="3.5cm" svg:height="1.57cm" svg:x="4.6cm" svg:y="20.73cm">
          <text:p text:style-name="P4"><text:span text:style-name="T3">remove-image-tom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57" draw:id="id57" draw:layer="layout" svg:width="3.5cm" svg:height="1.57cm" svg:x="2.5cm" svg:y="16.83cm">
          <text:p text:style-name="P4"><text:span text:style-name="T3">remove-image-mon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" draw:layer="layout" draw:line-skew="-0.015cm" svg:x1="10.55cm" svg:y1="11.6cm" svg:x2="4.25cm" svg:y2="16.83cm" draw:start-shape="id56" draw:start-glue-point="2" draw:end-shape="id57" svg:d="M10550 11600v2600h-6300v2630" svg:viewBox="0 0 6301 5231">
          <text:p/>
        </draw:connector>
        <draw:connector draw:style-name="gr16" draw:text-style-name="P1" draw:layer="layout" draw:line-skew="-1.965cm" svg:x1="10.55cm" svg:y1="11.6cm" svg:x2="6.35cm" svg:y2="20.73cm" draw:start-shape="id56" draw:start-glue-point="2" draw:end-shape="id58" draw:end-glue-point="0" svg:d="M10550 11600v2600h-4200v6530" svg:viewBox="0 0 4201 9131">
          <text:p/>
        </draw:connector>
        <draw:connector draw:style-name="gr18" draw:text-style-name="P1" draw:layer="layout" svg:x1="10.55cm" svg:y1="11.6cm" svg:x2="8.45cm" svg:y2="16.8cm" draw:start-shape="id56" draw:end-shape="id59" svg:d="M10550 11600v2600h-2100v2600" svg:viewBox="0 0 2101 5201">
          <text:p/>
        </draw:connector>
        <draw:connector draw:style-name="gr19" draw:text-style-name="P1" draw:layer="layout" svg:x1="10.55cm" svg:y1="11.6cm" svg:x2="10.55cm" svg:y2="20.73cm" draw:start-shape="id56" draw:end-shape="id60" svg:d="M10550 11600v9130" svg:viewBox="0 0 1 9131">
          <text:p/>
        </draw:connector>
        <draw:connector draw:style-name="gr20" draw:text-style-name="P1" draw:layer="layout" svg:x1="10.55cm" svg:y1="11.6cm" svg:x2="12.65cm" svg:y2="16.8cm" draw:start-shape="id56" draw:start-glue-point="2" draw:end-shape="id61" draw:end-glue-point="0" svg:d="M10550 11600v2600h2100v2600" svg:viewBox="0 0 2101 5201">
          <text:p/>
        </draw:connector>
        <draw:connector draw:style-name="gr21" draw:text-style-name="P1" draw:layer="layout" draw:line-skew="-0.015cm" svg:x1="10.55cm" svg:y1="11.6cm" svg:x2="16.95cm" svg:y2="16.83cm" draw:start-shape="id56" draw:start-glue-point="2" draw:end-shape="id62" draw:end-glue-point="0" svg:d="M10550 11600v2600h6400v2630" svg:viewBox="0 0 6401 5231">
          <text:p/>
        </draw:connector>
        <presentation:notes draw:style-name="dp2">
          <office:forms form:automatic-focus="false" form:apply-design-mode="false"/>
          <draw:page-thumbnail draw:style-name="gr12" draw:layer="layout" svg:width="19.798cm" svg:height="11.136cm" svg:x="0.6cm" svg:y="2.257cm" draw:page-number="7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draw:style-name="gr9" draw:text-style-name="P8" draw:layer="layout" svg:width="8.4cm" svg:height="2.596cm" svg:x="11cm" svg:y="2.4cm">
          <draw:text-box>
            <text:p>mentalizr infrastructure</text:p>
            <text:p text:style-name="P7"><text:span text:style-name="T4">Remove-images-all task</text:span></text:p>
            <text:p text:style-name="P15"><text:span text:style-name="T4">dependency graph</text:span></text:p>
          </draw:text-box>
        </draw:frame>
        <draw:custom-shape draw:style-name="gr13" draw:text-style-name="P12" xml:id="id63" draw:id="id63" draw:layer="layout" svg:width="3.5cm" svg:height="1.57cm" svg:x="8.8cm" svg:y="10.03cm">
          <text:p text:style-name="P4"><text:span text:style-name="T3">remove-images-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67" draw:id="id67" draw:layer="layout" svg:width="3.5cm" svg:height="1.57cm" svg:x="8.8cm" svg:y="20.73cm">
          <text:p text:style-name="P4"><text:span text:style-name="T3">Remove-image-nginx-</text:span><text:span text:style-name="T3">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69" draw:id="id69" draw:layer="layout" svg:width="3.5cm" svg:height="1.57cm" svg:x="15.2cm" svg:y="16.83cm">
          <text:p text:style-name="P4"><text:span text:style-name="T3">remove-image-jdk-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68" draw:id="id68" draw:layer="layout" svg:width="3.5cm" svg:height="1.57cm" svg:x="10.9cm" svg:y="16.8cm">
          <text:p text:style-name="P4"><text:span text:style-name="T3">remove-image-debian-</text:span><text:span text:style-name="T3">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66" draw:id="id66" draw:layer="layout" svg:width="3.5cm" svg:height="1.57cm" svg:x="6.7cm" svg:y="16.8cm">
          <text:p text:style-name="P4"><text:span text:style-name="T3">remove-image-maria-</text:span><text:span text:style-name="T3">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65" draw:id="id65" draw:layer="layout" svg:width="3.5cm" svg:height="1.57cm" svg:x="4.6cm" svg:y="20.73cm">
          <text:p text:style-name="P4"><text:span text:style-name="T3">remove-image-tomcat-</text:span><text:span text:style-name="T3">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64" draw:id="id64" draw:layer="layout" svg:width="3.5cm" svg:height="1.57cm" svg:x="2.5cm" svg:y="16.83cm">
          <text:p text:style-name="P4"><text:span text:style-name="T3">remove-image-mongo-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" draw:layer="layout" draw:line-skew="-0.015cm" svg:x1="10.55cm" svg:y1="11.6cm" svg:x2="4.25cm" svg:y2="16.83cm" draw:start-shape="id63" draw:start-glue-point="2" draw:end-shape="id64" svg:d="M10550 11600v2600h-6300v2630" svg:viewBox="0 0 6301 5231">
          <text:p/>
        </draw:connector>
        <draw:connector draw:style-name="gr16" draw:text-style-name="P1" draw:layer="layout" draw:line-skew="-1.965cm" svg:x1="10.55cm" svg:y1="11.6cm" svg:x2="6.35cm" svg:y2="20.73cm" draw:start-shape="id63" draw:start-glue-point="2" draw:end-shape="id65" draw:end-glue-point="0" svg:d="M10550 11600v2600h-4200v6530" svg:viewBox="0 0 4201 9131">
          <text:p/>
        </draw:connector>
        <draw:connector draw:style-name="gr18" draw:text-style-name="P1" draw:layer="layout" svg:x1="10.55cm" svg:y1="11.6cm" svg:x2="8.45cm" svg:y2="16.8cm" draw:start-shape="id63" draw:end-shape="id66" svg:d="M10550 11600v2600h-2100v2600" svg:viewBox="0 0 2101 5201">
          <text:p/>
        </draw:connector>
        <draw:connector draw:style-name="gr19" draw:text-style-name="P1" draw:layer="layout" svg:x1="10.55cm" svg:y1="11.6cm" svg:x2="10.55cm" svg:y2="20.73cm" draw:start-shape="id63" draw:end-shape="id67" svg:d="M10550 11600v9130" svg:viewBox="0 0 1 9131">
          <text:p/>
        </draw:connector>
        <draw:connector draw:style-name="gr20" draw:text-style-name="P1" draw:layer="layout" svg:x1="10.55cm" svg:y1="11.6cm" svg:x2="12.65cm" svg:y2="16.8cm" draw:start-shape="id63" draw:start-glue-point="2" draw:end-shape="id68" draw:end-glue-point="0" svg:d="M10550 11600v2600h2100v2600" svg:viewBox="0 0 2101 5201">
          <text:p/>
        </draw:connector>
        <draw:connector draw:style-name="gr21" draw:text-style-name="P1" draw:layer="layout" draw:line-skew="-0.015cm" svg:x1="10.55cm" svg:y1="11.6cm" svg:x2="16.95cm" svg:y2="16.83cm" draw:start-shape="id63" draw:start-glue-point="2" draw:end-shape="id69" draw:end-glue-point="0" svg:d="M10550 11600v2600h6400v2630" svg:viewBox="0 0 6401 5231">
          <text:p/>
        </draw:connector>
        <presentation:notes draw:style-name="dp1">
          <office:forms form:automatic-focus="false" form:apply-design-mode="false"/>
          <draw:page-thumbnail draw:style-name="gr12" draw:layer="layout" svg:width="19.798cm" svg:height="11.136cm" svg:x="0.6cm" svg:y="2.257cm" draw:page-number="8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1cm" fo:margin-bottom="0cm" fo:text-indent="0cm"/>
      <style:text-properties fo:font-size="49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cm" fo:margin-bottom="0cm" fo:text-indent="0cm"/>
      <style:text-properties fo:font-size="35.0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3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17.099cm" svg:height="4.622cm" svg:x="1.949cm" svg:y="2.105cm" presentation:class="title" presentation:placeholder="true">
        <draw:text-box/>
      </draw:frame>
      <draw:frame presentation:style-name="Standard-outline1" draw:layer="backgroundobjects" svg:width="17.099cm" svg:height="16.063cm" svg:x="1.949cm" svg:y="7.479cm" presentation:class="outline" presentation:placeholder="true">
        <draw:text-box/>
      </draw:frame>
      <draw:frame presentation:style-name="Mpr1" draw:text-style-name="MP2" draw:layer="backgroundobjects" svg:width="4.426cm" svg:height="1.907cm" svg:x="1.949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7cm" svg:x="7.497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7cm" svg:x="14.621cm" svg:y="26.233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9T13:06:49.691492193</meta:creation-date>
    <dc:date>2023-11-07T18:42:21.417794161</dc:date>
    <meta:editing-duration>PT20H53M56S</meta:editing-duration>
    <meta:editing-cycles>35</meta:editing-cycles>
    <meta:generator>LibreOffice/7.3.7.2$Linux_X86_64 LibreOffice_project/30$Build-2</meta:generator>
    <meta:print-date>2022-03-17T06:31:59.726420549</meta:print-date>
    <meta:document-statistic meta:object-count="228"/>
  </office:meta>
</office:document-meta>
</file>